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168" style:family="paragraph" style:parent-style-name="Standard">
      <style:text-properties officeooo:rsid="0011771c" officeooo:paragraph-rsid="0011771c"/>
    </style:style>
    <style:style style:name="P169" style:family="paragraph" style:parent-style-name="Standard">
      <style:text-properties officeooo:rsid="0011eb25" officeooo:paragraph-rsid="0011eb25"/>
    </style:style>
    <style:style style:name="P170" style:family="paragraph" style:parent-style-name="Standard">
      <style:text-properties officeooo:rsid="00131a23" officeooo:paragraph-rsid="00131a23"/>
    </style:style>
    <style:style style:name="P171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172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173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174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175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176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177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178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179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180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181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182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183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>
      <style:paragraph-properties fo:margin-left="0cm" fo:margin-right="0cm" fo:line-height="105%" fo:text-indent="0cm" style:auto-text-indent="false"/>
    </style:style>
    <style:style style:name="P185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186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18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188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189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191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192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193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194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209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210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211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212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213" style:family="paragraph">
      <style:paragraph-properties fo:margin-left="0cm" fo:margin-right="0cm" fo:line-height="106%" fo:text-indent="0cm"/>
    </style:style>
    <style:style style:name="P214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size="14pt" fo:font-weight="bold" officeooo:rsid="001538b0" style:font-size-asian="12.25pt" style:font-weight-asian="bold" style:font-size-complex="14pt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39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officeooo:rsid="001a7cba"/>
    </style:style>
    <style:style style:name="T41" style:family="text">
      <style:text-properties officeooo:rsid="001fc57f"/>
    </style:style>
    <style:style style:name="T42" style:family="text">
      <style:text-properties officeooo:rsid="002d2d6e"/>
    </style:style>
    <style:style style:name="T43" style:family="text">
      <style:text-properties officeooo:rsid="002ec8d4"/>
    </style:style>
    <style:style style:name="T44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45" style:family="text">
      <style:text-properties officeooo:rsid="00346025"/>
    </style:style>
    <style:style style:name="T46" style:family="text">
      <style:text-properties officeooo:rsid="003ec974"/>
    </style:style>
    <style:style style:name="T47" style:family="text">
      <style:text-properties officeooo:rsid="00413c50"/>
    </style:style>
    <style:style style:name="T48" style:family="text">
      <style:text-properties officeooo:rsid="004d41a8"/>
    </style:style>
    <style:style style:name="T49" style:family="text">
      <style:text-properties officeooo:rsid="00584113"/>
    </style:style>
    <style:style style:name="T50" style:family="text">
      <style:text-properties officeooo:rsid="006555aa"/>
    </style:style>
    <style:style style:name="T51" style:family="text">
      <style:text-properties officeooo:rsid="0065565c"/>
    </style:style>
    <style:style style:name="T52" style:family="text">
      <style:text-properties officeooo:rsid="0065f602"/>
    </style:style>
    <style:style style:name="T53" style:family="text">
      <style:text-properties officeooo:rsid="0073eab6"/>
    </style:style>
    <style:style style:name="T54" style:family="text">
      <style:text-properties officeooo:rsid="007e8ec4"/>
    </style:style>
    <style:style style:name="T55" style:family="text">
      <style:text-properties officeooo:rsid="00ab0d42"/>
    </style:style>
    <style:style style:name="T56" style:family="text">
      <style:text-properties officeooo:rsid="00c1ee46"/>
    </style:style>
    <style:style style:name="T57" style:family="text">
      <style:text-properties officeooo:rsid="00c7b920"/>
    </style:style>
    <style:style style:name="T58" style:family="text">
      <style:text-properties officeooo:rsid="00cabbfe"/>
    </style:style>
    <style:style style:name="T59" style:family="text">
      <style:text-properties officeooo:rsid="00d57b61"/>
    </style:style>
    <style:style style:name="T60" style:family="text">
      <style:text-properties officeooo:rsid="00e45cc8"/>
    </style:style>
    <style:style style:name="T61" style:family="text">
      <style:text-properties officeooo:rsid="00e5b3c4"/>
    </style:style>
    <style:style style:name="T62" style:family="text">
      <style:text-properties officeooo:rsid="00e69ba2"/>
    </style:style>
    <style:style style:name="T63" style:family="text">
      <style:text-properties officeooo:rsid="00e87ced"/>
    </style:style>
    <style:style style:name="T64" style:family="text">
      <style:text-properties officeooo:rsid="00f07c7a"/>
    </style:style>
    <style:style style:name="T65" style:family="text">
      <style:text-properties officeooo:rsid="00f1a677"/>
    </style:style>
    <style:style style:name="T66" style:family="text">
      <style:text-properties officeooo:rsid="00fdbfdf"/>
    </style:style>
    <style:style style:name="T67" style:family="text">
      <style:text-properties officeooo:rsid="00ffc702"/>
    </style:style>
    <style:style style:name="T68" style:family="text">
      <style:text-properties officeooo:rsid="0100e4e1"/>
    </style:style>
    <style:style style:name="T69" style:family="text">
      <style:text-properties officeooo:rsid="0100ed2d"/>
    </style:style>
    <style:style style:name="T70" style:family="text">
      <style:text-properties officeooo:rsid="01047e4d"/>
    </style:style>
    <style:style style:name="T71" style:family="text">
      <style:text-properties officeooo:rsid="01097532"/>
    </style:style>
    <style:style style:name="T72" style:family="text">
      <style:text-properties fo:font-size="18pt" fo:font-weight="bold" style:font-size-asian="18pt" style:font-weight-asian="bold" style:font-size-complex="18pt" style:font-weight-complex="bold"/>
    </style:style>
    <style:style style:name="T73" style:family="text">
      <style:text-properties officeooo:rsid="0115c8ce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officeooo:rsid="01252757"/>
    </style:style>
    <style:style style:name="T76" style:family="text">
      <style:text-properties officeooo:rsid="012a4f77"/>
    </style:style>
    <style:style style:name="T77" style:family="text">
      <style:text-properties fo:font-size="13pt" fo:font-weight="bold" style:font-size-asian="13pt" style:font-weight-asian="bold" style:font-size-complex="13pt" style:font-weight-complex="bold"/>
    </style:style>
    <style:style style:name="T78" style:family="text">
      <style:text-properties officeooo:rsid="012f4372"/>
    </style:style>
    <style:style style:name="T79" style:family="text">
      <style:text-properties officeooo:rsid="0135ed52"/>
    </style:style>
    <style:style style:name="T80" style:family="text">
      <style:text-properties officeooo:rsid="01374206"/>
    </style:style>
    <style:style style:name="T81" style:family="text">
      <style:text-properties officeooo:rsid="0137eb3f"/>
    </style:style>
    <style:style style:name="T82" style:family="text">
      <style:text-properties officeooo:rsid="01399356"/>
    </style:style>
    <style:style style:name="T83" style:family="text">
      <style:text-properties officeooo:rsid="013a4616"/>
    </style:style>
    <style:style style:name="T84" style:family="text">
      <style:text-properties officeooo:rsid="013c65cf"/>
    </style:style>
    <style:style style:name="T85" style:family="text">
      <style:text-properties officeooo:rsid="0148df8e"/>
    </style:style>
    <style:style style:name="T86" style:family="text">
      <style:text-properties officeooo:rsid="015ff0ee"/>
    </style:style>
    <style:style style:name="T87" style:family="text">
      <style:text-properties officeooo:rsid="016de779"/>
    </style:style>
    <style:style style:name="T88" style:family="text">
      <style:text-properties officeooo:rsid="0173a8b5"/>
    </style:style>
    <style:style style:name="T89" style:family="text">
      <style:text-properties officeooo:rsid="0174dc7d"/>
    </style:style>
    <style:style style:name="T90" style:family="text">
      <style:text-properties officeooo:rsid="017bb8ed"/>
    </style:style>
    <style:style style:name="T91" style:family="text">
      <style:text-properties officeooo:rsid="018bbead"/>
    </style:style>
    <style:style style:name="T92" style:family="text">
      <style:text-properties officeooo:rsid="019428bb"/>
    </style:style>
    <style:style style:name="T93" style:family="text">
      <style:text-properties officeooo:rsid="01a11908"/>
    </style:style>
    <style:style style:name="T94" style:family="text">
      <style:text-properties officeooo:rsid="01ab415c"/>
    </style:style>
    <style:style style:name="T95" style:family="text">
      <style:text-properties officeooo:rsid="01b445e4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1e50387" style:font-weight-asian="normal" style:font-weight-complex="normal"/>
    </style:style>
    <style:style style:name="T98" style:family="text">
      <style:text-properties fo:font-weight="normal" officeooo:rsid="01e65cf2" style:font-weight-asian="normal" style:font-weight-complex="normal"/>
    </style:style>
    <style:style style:name="T99" style:family="text">
      <style:text-properties fo:font-weight="normal" officeooo:rsid="01e77773" style:font-weight-asian="normal" style:font-weight-complex="normal"/>
    </style:style>
    <style:style style:name="T100" style:family="text">
      <style:text-properties fo:font-weight="normal" officeooo:rsid="01e85f58" style:font-weight-asian="normal" style:font-weight-complex="normal"/>
    </style:style>
    <style:style style:name="T101" style:family="text">
      <style:text-properties officeooo:rsid="01d05570"/>
    </style:style>
    <style:style style:name="T102" style:family="text">
      <style:text-properties officeooo:rsid="01d1eb6e"/>
    </style:style>
    <style:style style:name="T103" style:family="text">
      <style:text-properties officeooo:rsid="01d90a53"/>
    </style:style>
    <style:style style:name="T104" style:family="text">
      <style:text-properties officeooo:rsid="01dd84d6"/>
    </style:style>
    <style:style style:name="T105" style:family="text">
      <style:text-properties officeooo:rsid="01dedc5b"/>
    </style:style>
    <style:style style:name="T106" style:family="text">
      <style:text-properties officeooo:rsid="01e20cd6"/>
    </style:style>
    <style:style style:name="T107" style:family="text">
      <style:text-properties officeooo:rsid="01e65cf2"/>
    </style:style>
    <style:style style:name="T108" style:family="text">
      <style:text-properties officeooo:rsid="01e74e34"/>
    </style:style>
    <style:style style:name="T109" style:family="text">
      <style:text-properties officeooo:rsid="01e77773"/>
    </style:style>
    <style:style style:name="T110" style:family="text">
      <style:text-properties officeooo:rsid="01e85f58"/>
    </style:style>
    <style:style style:name="T111" style:family="text">
      <style:text-properties officeooo:rsid="01f5475a"/>
    </style:style>
    <style:style style:name="T112" style:family="text">
      <style:text-properties officeooo:rsid="01f69c59"/>
    </style:style>
    <style:style style:name="T113" style:family="text">
      <style:text-properties officeooo:rsid="01f87a7b"/>
    </style:style>
    <style:style style:name="T114" style:family="text">
      <style:text-properties officeooo:rsid="01f93e65"/>
    </style:style>
    <style:style style:name="T115" style:family="text">
      <style:text-properties officeooo:rsid="01fceec9"/>
    </style:style>
    <style:style style:name="T116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5" loext:marker-style-name="T1"><text:span text:style-name="T1"><text:s text:c="5"/>LİNUX NOTLARI</text:span></text:p>
      <text:p text:style-name="P186" loext:marker-style-name="T2"><text:span text:style-name="T1"><text:line-break/></text:span><text:span text:style-name="T32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36">Clear</text:span></text:p>
      <text:p text:style-name="P186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186" loext:marker-style-name="T2"><text:span text:style-name="T3"><text:line-break/></text:span><text:span text:style-name="T34">Cal</text:span><text:span text:style-name="T35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187" loext:marker-style-name="T2"><draw:frame text:anchor-type="paragraph" draw:z-index="0" draw:name="Metin Çerçevesi 1" draw:style-name="gr4" draw:text-style-name="P214" svg:width="15.029cm" svg:height="0.708cm" svg:x="0.182cm" svg:y="0.065cm"><draw:text-box><text:p text:style-name="P213"><text:span text:style-name="T116">sudo apt-get install ncal -y</text:span></text:p></draw:text-box></draw:frame><text:span text:style-name="T5"/></text:p>
      <text:p text:style-name="P188" loext:marker-style-name="T2"/>
      <text:p text:style-name="P168"/>
      <text:p text:style-name="P168">Burada eğer takvimi yıl olarak almak istersek aşağıdaki şekilde alabiliriz.<text:line-break/></text:p>
      <text:p text:style-name="P168"><draw:frame text:anchor-type="paragraph" draw:z-index="1" draw:name="Metin Çerçevesi 2" draw:style-name="gr4" draw:text-style-name="P214" svg:width="15.029cm" svg:height="0.708cm" svg:x="0.182cm" svg:y="0.065cm"><draw:text-box><text:p text:style-name="P213"><text:span text:style-name="T116">cal -y</text:span></text:p></draw:text-box></draw:frame><text:line-break/></text:p>
      <text:p text:style-name="P168"/>
      <text:p text:style-name="P169">2018 yılı için takvimi getirmek istersek</text:p>
      <text:p text:style-name="P169"/>
      <text:p text:style-name="P169"><draw:frame text:anchor-type="paragraph" draw:z-index="2" draw:name="Metin Çerçevesi 3" draw:style-name="gr4" draw:text-style-name="P214" svg:width="15.029cm" svg:height="0.708cm" svg:x="0.182cm" svg:y="0.065cm"><draw:text-box><text:p text:style-name="P213"><text:span text:style-name="T116">cal 2018</text:span></text:p></draw:text-box></draw:frame></text:p>
      <text:p text:style-name="P168"/>
      <text:p text:style-name="P168"/>
      <text:p text:style-name="P170">Mevcut tarihi almak için “<text:span text:style-name="T11">date</text:span>” komutu kullanılır.</text:p>
      <text:p text:style-name="P170"/>
      <text:p text:style-name="P170"><text:line-break/><text:span text:style-name="T37">History</text:span></text:p>
      <text:p text:style-name="P170"><text:span text:style-name="T37"/></text:p>
      <text:p text:style-name="P1"><text:span text:style-name="T40">“</text:span><text:span text:style-name="T12">history</text:span><text:span text:style-name="T40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214" svg:width="15.029cm" svg:height="0.708cm" svg:x="0.182cm" svg:y="0.065cm"><draw:text-box><text:p text:style-name="P213"><text:span text:style-name="T116">history -c</text:span></text:p></draw:text-box></draw:frame><text:line-break/></text:p>
      <text:p text:style-name="P3"/>
      <text:p text:style-name="P171">Komut Yapısı</text:p>
      <text:p text:style-name="P171"/>
      <text:p text:style-name="P5"><draw:frame text:anchor-type="paragraph" draw:z-index="5" draw:name="Metin Çerçevesi 5" draw:style-name="gr4" draw:text-style-name="P214" svg:width="15.029cm" svg:height="0.708cm" svg:x="0.182cm" svg:y="0.065cm"><draw:text-box><text:p text:style-name="P213"><text:span text:style-name="T116">komut_adi secenek girdi</text:span></text:p></draw:text-box></draw:frame></text:p>
      <text:p text:style-name="P5"/>
      <text:p text:style-name="P6"/>
      <text:list text:style-name="L1">
        <text:list-item>
          <text:p text:style-name="P189">Seçenekler - ile yazılır.</text:p>
        </text:list-item>
        <text:list-item>
          <text:p text:style-name="P189">Seçeneklerin uzun hali ile yazılışında <text:s/>-- kullanılır.</text:p>
        </text:list-item>
        <text:list-item>
          <text:p text:style-name="P189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214" svg:width="15.029cm" svg:height="0.708cm" svg:x="0.182cm" svg:y="0.065cm"><draw:text-box><text:p text:style-name="P213"><text:span text:style-name="T116">date -u</text:span></text:p></draw:text-box></draw:frame></text:p>
      <text:p text:style-name="P6"/>
      <text:p text:style-name="P6"><draw:frame text:anchor-type="paragraph" draw:z-index="11" draw:name="Metin Çerçevesi 9" draw:style-name="gr4" draw:text-style-name="P214" svg:width="15.029cm" svg:height="0.708cm" svg:x="0.182cm" svg:y="0.065cm"><draw:text-box><text:p text:style-name="P213"><text:span text:style-name="T116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214" svg:width="15.029cm" svg:height="0.708cm" svg:x="0.182cm" svg:y="0.065cm"><draw:text-box><text:p text:style-name="P213"><text:span text:style-name="T116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214" svg:width="15.029cm" svg:height="0.708cm" svg:x="0.182cm" svg:y="0.065cm"><draw:text-box><text:p text:style-name="P213"><text:span text:style-name="T116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41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214" svg:width="15.029cm" svg:height="0.708cm" svg:x="0.182cm" svg:y="0.065cm"><draw:text-box><text:p text:style-name="P213"><text:span text:style-name="T116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214" svg:width="15.029cm" svg:height="0.708cm" svg:x="0.182cm" svg:y="0.065cm"><draw:text-box><text:p text:style-name="P213"><text:span text:style-name="T116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38"/></text:p>
      <text:p text:style-name="P8"><text:span text:style-name="T38"/></text:p>
      <text:p text:style-name="P8"><text:span text:style-name="T38"/></text:p>
      <text:p text:style-name="P8"><text:span text:style-name="T38"/></text:p>
      <text:p text:style-name="P8"><text:span text:style-name="T38"/></text:p>
      <text:p text:style-name="P8"><text:soft-page-break/><text:span text:style-name="T38">MAN PAGES</text:span></text:p>
      <text:p text:style-name="P7"><text:span text:style-name="T38"/></text:p>
      <text:p text:style-name="P9">Linux içerisindeki kodları ezberlememize gerek yoktur. Linux komutların ne işe yaradığını gösteren bir mekanizma sağlar. <text:span text:style-name="T42">(</text:span><text:a xlink:type="simple" xlink:href="https://www.man7.org/linux/man-pages/index.html" text:style-name="Internet_20_link" text:visited-style-name="Visited_20_Internet_20_Link"><text:span text:style-name="Citation"><text:span text:style-name="T42">https://www.man7.org/linux/man-pages/index.html</text:span></text:span></text:a><text:span text:style-name="T42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43">ile </text:span><text:span text:style-name="T44">alakalı</text:span><text:span text:style-name="T43"> komutlara</text:span> bakmak istersek <text:span text:style-name="T46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214" svg:width="15.029cm" svg:height="0.708cm" svg:x="0.182cm" svg:y="0.065cm"><draw:text-box><text:p text:style-name="P213"><text:span text:style-name="T116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214" svg:width="15.029cm" svg:height="0.708cm" svg:x="0.182cm" svg:y="0.065cm"><draw:text-box><text:p text:style-name="P213"><text:span text:style-name="T116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45">Yukarıda dikkat edilmesi gereken bir diğer nokta</text:span><text:span text:style-name="T13"> [ ] </text:span><text:span text:style-name="T45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214" svg:width="15.029cm" svg:height="0.708cm" svg:x="0.182cm" svg:y="-0.268cm"><draw:text-box><text:p text:style-name="P213"><text:span text:style-name="T116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214" svg:width="15.029cm" svg:height="0.708cm" svg:x="0.182cm" svg:y="-0.268cm"><draw:text-box><text:p text:style-name="P213"><text:span text:style-name="T116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214" svg:width="15.029cm" svg:height="0.708cm" svg:x="0.182cm" svg:y="-0.268cm"><draw:text-box><text:p text:style-name="P213"><text:span text:style-name="T116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214" svg:width="15.029cm" svg:height="0.708cm" svg:x="0.182cm" svg:y="-0.268cm"><draw:text-box><text:p text:style-name="P213"><text:span text:style-name="T116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47">Burada görüyoruz ki “</text:span><text:span text:style-name="T14">ls</text:span><text:span text:style-name="T47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214" svg:width="15.029cm" svg:height="0.708cm" svg:x="0.182cm" svg:y="-0.268cm"><draw:text-box><text:p text:style-name="P213"><text:span text:style-name="T116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214" svg:width="15.029cm" svg:height="0.708cm" svg:x="0.182cm" svg:y="-0.268cm"><draw:text-box><text:p text:style-name="P213"><text:span text:style-name="T116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214" svg:width="15.029cm" svg:height="0.708cm" svg:x="0.182cm" svg:y="-0.268cm"><draw:text-box><text:p text:style-name="P213"><text:span text:style-name="T116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48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39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190">Standard Input --&gt; 0</text:p>
          <text:p text:style-name="P190"/>
        </text:list-item>
        <text:list-item>
          <text:p text:style-name="P190">Standard Output --&gt; 1</text:p>
        </text:list-item>
      </text:list>
      <text:p text:style-name="P24"/>
      <text:list text:continue-numbering="true" text:style-name="L2">
        <text:list-item>
          <text:p text:style-name="P190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214" svg:width="15.029cm" svg:height="0.708cm" svg:x="0.182cm" svg:y="-0.268cm"><draw:text-box><text:p text:style-name="P213"><text:span text:style-name="T116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33">Komut Yönlendirme </text:span><text:span text:style-name="T11">(</text:span><text:span text:style-name="T33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214" svg:width="15.029cm" svg:height="0.708cm" svg:x="0.182cm" svg:y="-0.268cm"><draw:text-box><text:p text:style-name="P213"><text:span text:style-name="T116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49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214" svg:width="15.029cm" svg:height="0.708cm" svg:x="0.182cm" svg:y="-0.268cm"><draw:text-box><text:p text:style-name="P213"><text:span text:style-name="T116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214" svg:width="15.029cm" svg:height="0.708cm" svg:x="0.182cm" svg:y="-0.268cm"><draw:text-box><text:p text:style-name="P213"><text:span text:style-name="T116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214" svg:width="15.029cm" svg:height="0.708cm" svg:x="0.182cm" svg:y="-0.268cm"><draw:text-box><text:p text:style-name="P213"><text:span text:style-name="T116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214" svg:width="15.029cm" svg:height="0.708cm" svg:x="0.182cm" svg:y="-0.268cm"><draw:text-box><text:p text:style-name="P213"><text:span text:style-name="T116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50">verileri</text:span> bu şekilde okuyabiliyoruz.</text:p>
      <text:p text:style-name="P31"/>
      <text:p text:style-name="P32">Buradan “<text:span text:style-name="T15">cat</text:span>” <text:span text:style-name="T51">komutu ile</text:span> aldığımız verileri “<text:span text:style-name="T11">hello.txt</text:span>” isimli dosyaya yazdır<text:span text:style-name="T52">alım. Eğer bir hata olursa da “</text:span><text:span text:style-name="T16">error.txt</text:span><text:span text:style-name="T52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214" svg:width="15.029cm" svg:height="0.708cm" svg:x="0.182cm" svg:y="-0.268cm"><draw:text-box><text:p text:style-name="P213"><text:span text:style-name="T116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33">Komut Birleştirme</text:span> <text:span text:style-name="T33">(Piping)</text:span></text:p>
      <text:p text:style-name="P36"><text:span text:style-name="T33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33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214" svg:width="15.029cm" svg:height="0.708cm" svg:x="0.182cm" svg:y="-0.268cm"><draw:text-box><text:p text:style-name="P213"><text:span text:style-name="T116">man cut</text:span></text:p></draw:text-box></draw:frame></text:p>
      <text:p text:style-name="P36"><text:span text:style-name="T33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33"/></text:p>
      <text:p text:style-name="P39">Bu komut aslında bildiğimiz <text:span text:style-name="T53">kopyalama</text:span> komutudur. Yukarıda da ayrıntılı bir şekilde görebiliriz.</text:p>
      <text:p text:style-name="P36"><text:span text:style-name="T33"/></text:p>
      <text:p text:style-name="P4">Bir örnek üzerinden gidecek olursak;</text:p>
      <text:p text:style-name="P4"><draw:frame text:anchor-type="paragraph" draw:z-index="55" draw:name="Metin Çerçevesi 29" draw:style-name="gr4" draw:text-style-name="P214" svg:width="15.029cm" svg:height="0.708cm" svg:x="0.182cm" svg:y="0.176cm"><draw:text-box><text:p text:style-name="P213"><text:span text:style-name="T116">date 1&gt;&gt; date.txt</text:span></text:p></draw:text-box></draw:frame></text:p>
      <text:p text:style-name="P4"/>
      <text:p text:style-name="P36"><text:span text:style-name="T33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214" svg:width="15.029cm" svg:height="0.708cm" svg:x="0.182cm" svg:y="0.452cm"><draw:text-box><text:p text:style-name="P213"><text:span text:style-name="T116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214" svg:width="15.029cm" svg:height="0.708cm" svg:x="0.182cm" svg:y="0.452cm"><draw:text-box><text:p text:style-name="P213"><text:span text:style-name="T116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214" svg:width="15.029cm" svg:height="0.708cm" svg:x="0.182cm" svg:y="0.452cm"><draw:text-box><text:p text:style-name="P213"><text:span text:style-name="T116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214" svg:width="15.029cm" svg:height="0.708cm" svg:x="0.182cm" svg:y="0.452cm"><draw:text-box><text:p text:style-name="P213"><text:span text:style-name="T116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54">çünkü bizim pipe sürecimize bir veri dönmüyor</text:span>. Bunun için farklı bir çözüm yapacağız.</text:p>
      <text:p text:style-name="P46"/>
      <text:p text:style-name="P46"/>
      <text:p text:style-name="P172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214" svg:width="15.029cm" svg:height="0.708cm" svg:x="0.182cm" svg:y="0.118cm"><draw:text-box><text:p text:style-name="P213"><text:span text:style-name="T116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214" svg:width="15.029cm" svg:height="0.708cm" svg:x="0.182cm" svg:y="0.118cm"><draw:text-box><text:p text:style-name="P213"><text:span text:style-name="T116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173">Xarg Komutu</text:p>
      <text:p text:style-name="P49"/>
      <text:p text:style-name="P49"><draw:frame text:anchor-type="paragraph" draw:z-index="67" draw:name="Metin Çerçevesi 36" draw:style-name="gr4" draw:text-style-name="P214" svg:width="15.029cm" svg:height="0.708cm" svg:x="0.182cm" svg:y="0.118cm"><draw:text-box><text:p text:style-name="P213"><text:span text:style-name="T116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214" svg:width="15.029cm" svg:height="0.708cm" svg:x="0.182cm" svg:y="0.118cm"><draw:text-box><text:p text:style-name="P213"><text:span text:style-name="T116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214" svg:width="15.029cm" svg:height="0.708cm" svg:x="0.182cm" svg:y="0.118cm"><draw:text-box><text:p text:style-name="P213"><text:span text:style-name="T116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214" svg:width="15.029cm" svg:height="0.708cm" svg:x="0.182cm" svg:y="0.118cm"><draw:text-box><text:p text:style-name="P213"><text:span text:style-name="T116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55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214" svg:width="15.029cm" svg:height="0.708cm" svg:x="0.182cm" svg:y="0.118cm"><draw:text-box><text:p text:style-name="P213"><text:span text:style-name="T116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214" svg:width="15.029cm" svg:height="0.708cm" svg:x="0.182cm" svg:y="0.118cm"><draw:text-box><text:p text:style-name="P213"><text:span text:style-name="T116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214" svg:width="15.029cm" svg:height="0.708cm" svg:x="0.182cm" svg:y="0.118cm"><draw:text-box><text:p text:style-name="P213"><text:span text:style-name="T116">cat new_file.txt | xargs rm</text:span></text:p></draw:text-box></draw:frame></text:p>
      <text:p text:style-name="P54"/>
      <text:p text:style-name="P54"/>
      <text:p text:style-name="P54"><text:soft-page-break/></text:p>
      <text:p text:style-name="P174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56">n benzerini</text:span> ele alalım.</text:p>
      <text:p text:style-name="P64"/>
      <text:p text:style-name="P64"><draw:frame text:anchor-type="paragraph" draw:z-index="78" draw:name="Metin Çerçevesi 43" draw:style-name="gr4" draw:text-style-name="P214" svg:width="15.029cm" svg:height="0.708cm" svg:x="0.182cm" svg:y="0.118cm"><draw:text-box><text:p text:style-name="P213"><text:span text:style-name="T116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57">e</text:span> bunu<text:span text:style-name="T11"> tarihkaydet </text:span>isimli bir komuta ata<text:span text:style-name="T58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59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214" svg:width="15.029cm" svg:height="0.708cm" svg:x="0.182cm" svg:y="0.118cm"><draw:text-box><text:p text:style-name="P213"><text:span text:style-name="T116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60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175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61">kısmı terminalde işlem yapan kullanıcıyı<text:line-break/><text:line-break/>- <text:s text:c="2"/>@ ifadesinden sonra gelen “</text:span><text:span text:style-name="T17">usrht-VirtualBox</text:span><text:span text:style-name="T61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63">- <text:s text:c="2"/>Aslında bu tilda ifadesi </text:span><text:span text:style-name="T18">/home/usrht </text:span><text:span text:style-name="T63">ifadesinin yerine geçmektedir. Kök dizindir yani en tepede yer alan klasördür.</text:span><text:span text:style-name="T62"> </text:span><text:span text:style-name="T61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64">bize tilda ile gelen ifade gelmektedir.</text:span></text:p>
      <text:p text:style-name="P78"/>
      <text:p text:style-name="P79">“<text:span text:style-name="T11">ls</text:span>” komutu ile ise bu konumdaki klasörleri listeleyebiliriz. <text:span text:style-name="T65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71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67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68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69">dosya sahibi</text:span> <text:span text:style-name="T66">kullanıcının bu dosya üzerindeki yetkilerini</text:span></text:p>
      <text:p text:style-name="P86"/>
      <text:list text:style-name="L3">
        <text:list-item>
          <text:p text:style-name="P191">r - read </text:p>
        </text:list-item>
        <text:list-item>
          <text:p text:style-name="P191">w - write</text:p>
        </text:list-item>
        <text:list-item>
          <text:p text:style-name="P191">x - execute</text:p>
        </text:list-item>
      </text:list>
      <text:p text:style-name="P87"/>
      <text:p text:style-name="P88">ikinci olarak gelen<text:span text:style-name="T11"> r-x</text:span> ise dosya sahibi olan grubun <text:span text:style-name="T70">yetkilerini</text:span></text:p>
      <text:p text:style-name="P95"/>
      <text:list text:style-name="L4">
        <text:list-item>
          <text:p text:style-name="P192">r - read</text:p>
        </text:list-item>
        <text:list-item>
          <text:p text:style-name="P192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193">r - read</text:p>
        </text:list-item>
        <text:list-item>
          <text:p text:style-name="P193">x - execute</text:p>
        </text:list-item>
      </text:list>
      <text:p text:style-name="P96"/>
      <text:p text:style-name="P96"/>
      <text:p text:style-name="P176">cd Komutu</text:p>
      <text:p text:style-name="P176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176"/>
      <text:p text:style-name="P176"/>
      <text:p text:style-name="P176"/>
      <text:p text:style-name="P176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176"/>
      <text:p text:style-name="P176"/>
      <text:p text:style-name="P176"/>
      <text:p text:style-name="P176"/>
      <text:p text:style-name="P176"/>
      <text:p text:style-name="P101"><text:soft-page-break/>Bildiğimiz üzere “<text:span text:style-name="T72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73">Bir klasör geri gitmek istersek tanıdık bir kullanım olan iki nokta ile bunu yaparız.</text:span></text:p>
      <text:p text:style-name="P101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176"/>
      <text:p text:style-name="P176"/>
      <text:p text:style-name="P176"/>
      <text:p text:style-name="P176"/>
      <text:p text:style-name="P176"/>
      <text:p text:style-name="P98"><text:span text:style-name="T74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176"/>
      <text:p text:style-name="P176"/>
      <text:p text:style-name="P176"/>
      <text:p text:style-name="P176"/>
      <text:p text:style-name="P176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177">WILDCARD</text:p>
      <text:p text:style-name="P177"/>
      <text:p text:style-name="P104">Arama yaparken kalıp olarak benzer isim taşıyan <text:span text:style-name="T75">dosya ve </text:span>klasörleri <text:span text:style-name="T75">tek bir komut ile bulma, silme ve diğer işlemlerde kullanmaya fayda sağlayan karakterlerdir.</text:span></text:p>
      <text:p text:style-name="P105"/>
      <text:p text:style-name="P105">Eğer 3 ayrı klasörün altında dosyaları <text:span text:style-name="T76">veya bulunduğum klasörün altındaki dosyaları listelemek istersem;</text:span></text:p>
      <text:p text:style-name="P105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77">*</text:span>” ifadesi kullanılırsa bu klasörün altındaki herşey anlamına gelir.</text:p>
      <text:p text:style-name="P105"/>
      <text:p text:style-name="P105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78">klasörleri</text:span> listelemek istersek;</text:p>
      <text:p text:style-name="P107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80">arada </text:span><text:span text:style-name="T81">tek harfli</text:span><text:span text:style-name="T80"> bilinmeyen olup</text:span> <text:span text:style-name="T79">ve devamında “</text:span><text:span text:style-name="T21">.txt</text:span><text:span text:style-name="T79">”</text:span> ile biten olursa;</text:p>
      <text:p text:style-name="P108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83">A-Z arası</text:span> büyük harf olmasını <text:span text:style-name="T82">ve devamında “</text:span><text:span text:style-name="T22">.txt</text:span><text:span text:style-name="T82">” </text:span><text:span text:style-name="T84">ile bitmesini</text:span> istersek;</text:p>
      <text:p text:style-name="P109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178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214" svg:width="15.029cm" svg:height="0.708cm" svg:x="0.182cm" svg:y="0.118cm"><draw:text-box><text:p text:style-name="P213"><text:span text:style-name="T116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85">dosya</text:span> oluşturmak istersek;</text:p>
      <text:p text:style-name="P114"/>
      <text:p text:style-name="P114"><draw:frame text:anchor-type="paragraph" draw:z-index="102" draw:name="Metin Çerçevesi 46" draw:style-name="gr4" draw:text-style-name="P214" svg:width="15.029cm" svg:height="0.708cm" svg:x="0.182cm" svg:y="0.118cm"><draw:text-box><text:p text:style-name="P213"><text:span text:style-name="T116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214" svg:width="15.029cm" svg:height="0.708cm" svg:x="0.076cm" svg:y="0.055cm"><draw:text-box><text:p text:style-name="P213"><text:span text:style-name="T116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214" svg:width="15.029cm" svg:height="0.708cm" svg:x="0.076cm" svg:y="0.055cm"><draw:text-box><text:p text:style-name="P213"><text:span text:style-name="T116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214" svg:width="15.029cm" svg:height="0.708cm" svg:x="0.076cm" svg:y="0.055cm"><draw:text-box><text:p text:style-name="P213"><text:span text:style-name="T116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214" svg:width="15.029cm" svg:height="0.708cm" svg:x="0.076cm" svg:y="0.055cm"><draw:text-box><text:p text:style-name="P213"><text:span text:style-name="T116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2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86">(parent)</text:span> opsiyonunu ekliyoruz.</text:p>
      <text:p text:style-name="P122"/>
      <text:p text:style-name="P122"><draw:frame text:anchor-type="paragraph" draw:z-index="108" draw:name="Metin Çerçevesi 51" draw:style-name="gr4" draw:text-style-name="P214" svg:width="15.029cm" svg:height="0.708cm" svg:x="0.076cm" svg:y="0.055cm"><draw:text-box><text:p text:style-name="P213"><text:span text:style-name="T116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214" svg:width="15.029cm" svg:height="0.708cm" svg:x="0.182cm" svg:y="0.06cm"><draw:text-box><text:p text:style-name="P213"><text:span text:style-name="T116">mkdir -pv folder3/folder2/folder1</text:span></text:p></draw:text-box></draw:frame></text:p>
      <text:p text:style-name="P124"/>
      <text:p text:style-name="P124"><draw:frame draw:style-name="fr1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87">belirlediğimiz yıllar ve onlara göre</text:span> tüm aylar için alt klasör oluşturursak;</text:p>
      <text:p text:style-name="P125"/>
      <text:p text:style-name="P125"><draw:frame draw:style-name="fr2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2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3" draw:text-style-name="P214" svg:width="17.985cm" svg:height="1.033cm" svg:x="0.076cm" svg:y="0.055cm"><draw:text-box><text:p text:style-name="P213"><text:span text:style-name="T116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88">1</text:span>’d<text:span text:style-name="T88">e</text:span>n 100’e kadar gitsin istersek;</text:p>
      <text:p text:style-name="P128"/>
      <text:p text:style-name="P184"><draw:frame text:anchor-type="paragraph" draw:z-index="114" draw:name="Metin Çerçevesi 54" draw:style-name="gr3" draw:text-style-name="P214" svg:width="17.985cm" svg:height="1.033cm" svg:x="0.076cm" svg:y="0.055cm"><draw:text-box><text:p text:style-name="P213"><text:span text:style-name="T116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179">Dosya Silme</text:p>
      <text:p text:style-name="P128"/>
      <text:p text:style-name="P124">“<text:span text:style-name="T24">rm</text:span>” <text:span text:style-name="T89">komutu ile silme işlemini gerçekleştirebiliriz.</text:span></text:p>
      <text:p text:style-name="P124"/>
      <text:p text:style-name="P124"><draw:frame text:anchor-type="paragraph" draw:z-index="115" draw:name="Metin Çerçevesi 55" draw:style-name="gr3" draw:text-style-name="P214" svg:width="17.985cm" svg:height="1.033cm" svg:x="0.076cm" svg:y="0.055cm"><draw:text-box><text:p text:style-name="P213"><text:span text:style-name="T116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3" draw:text-style-name="P214" svg:width="17.985cm" svg:height="1.033cm" svg:x="0.076cm" svg:y="0.055cm"><draw:text-box><text:p text:style-name="P213"><text:span text:style-name="T116">rm *2*</text:span></text:p></draw:text-box></draw:frame></text:p>
      <text:p text:style-name="P124"/>
      <text:p text:style-name="P124"/>
      <text:p text:style-name="P130">file ile başlayıp 0 ile 9 arasında bir rakam ile biten <text:span text:style-name="T90">txt</text:span> dosyaları<text:span text:style-name="T90">nı</text:span> silmek istersek;</text:p>
      <text:p text:style-name="P130"/>
      <text:p text:style-name="P130"><draw:frame text:anchor-type="paragraph" draw:z-index="117" draw:name="Metin Çerçevesi 57" draw:style-name="gr3" draw:text-style-name="P214" svg:width="17.985cm" svg:height="1.033cm" svg:x="0.076cm" svg:y="0.055cm"><draw:text-box><text:p text:style-name="P213"><text:span text:style-name="T116">rm file[0-9].txt</text:span></text:p></draw:text-box></draw:frame></text:p>
      <text:p text:style-name="P124"/>
      <text:p text:style-name="P124"/>
      <text:p text:style-name="P124"/>
      <text:p text:style-name="P180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3" draw:text-style-name="P214" svg:width="17.985cm" svg:height="1.033cm" svg:x="0.076cm" svg:y="0.055cm"><draw:text-box><text:p text:style-name="P213"><text:span text:style-name="T116">rm project</text:span></text:p></draw:text-box></draw:frame></text:p>
      <text:p text:style-name="P124"/>
      <text:p text:style-name="P124"><draw:frame draw:style-name="fr1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3" draw:text-style-name="P214" svg:width="17.985cm" svg:height="1.033cm" svg:x="0.076cm" svg:y="0.055cm"><draw:text-box><text:p text:style-name="P213"><text:span text:style-name="T116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3" draw:text-style-name="P214" svg:width="17.985cm" svg:height="1.033cm" svg:x="0.076cm" svg:y="0.055cm"><draw:text-box><text:p text:style-name="P213"><text:span text:style-name="T116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91">” opsiyonuyla kullanırken dikkat olmak gerekir. Çünkü geri dönüşüm kutusuna atmadan direkt olarak silme işlemini yapar.</text:span></text:p>
      <text:p text:style-name="P136"/>
      <text:p text:style-name="P137">Silme işleminde <text:span text:style-name="T91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1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181"><text:soft-page-break/>Kopyalama İşlemleri</text:p>
      <text:p text:style-name="P138"/>
      <text:p text:style-name="P139">“<text:span text:style-name="T26">cp</text:span>” <text:span text:style-name="T92">komutu kullanılır</text:span></text:p>
      <text:p text:style-name="P137"/>
      <text:p text:style-name="P140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3" draw:text-style-name="P214" svg:width="17.985cm" svg:height="1.033cm" svg:x="0.076cm" svg:y="0.055cm"><draw:text-box><text:p text:style-name="P213"><text:span text:style-name="T116">mkdir hedef kaynak</text:span></text:p></draw:text-box></draw:frame></text:p>
      <text:p text:style-name="P137"/>
      <text:p text:style-name="P137"/>
      <text:p text:style-name="P141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3" draw:text-style-name="P214" svg:width="17.985cm" svg:height="1.033cm" svg:x="0.076cm" svg:y="0.055cm"><draw:text-box><text:p text:style-name="P213"><text:span text:style-name="T116">touch file1 kaynak/file{2..4}</text:span></text:p></draw:text-box></draw:frame></text:p>
      <text:p text:style-name="P137"/>
      <text:p text:style-name="P137"/>
      <text:p text:style-name="P142">Şimdi ise <text:span text:style-name="T11">file1</text:span> dosyasını <text:span text:style-name="T11">hedef</text:span> klasörü içerisine kopyalamak istersek;</text:p>
      <text:p text:style-name="P142"/>
      <text:p text:style-name="P142"><draw:frame text:anchor-type="paragraph" draw:z-index="125" draw:name="Metin Çerçevesi 63" draw:style-name="gr3" draw:text-style-name="P214" svg:width="17.985cm" svg:height="1.033cm" svg:x="0.076cm" svg:y="0.055cm"><draw:text-box><text:p text:style-name="P213"><text:span text:style-name="T116">cp file1 hedef/</text:span></text:p></draw:text-box></draw:frame></text:p>
      <text:p text:style-name="P137"/>
      <text:p text:style-name="P137"/>
      <text:p text:style-name="P143">Eğer aynı dosyayı farklı bir isimle mevcut konum içine kopyalamak istersek;</text:p>
      <text:p text:style-name="P143"/>
      <text:p text:style-name="P143"><draw:frame text:anchor-type="paragraph" draw:z-index="126" draw:name="Metin Çerçevesi 64" draw:style-name="gr3" draw:text-style-name="P214" svg:width="17.985cm" svg:height="1.033cm" svg:x="0.076cm" svg:y="0.055cm"><draw:text-box><text:p text:style-name="P213"><text:span text:style-name="T116">cp file1 file2.txt</text:span></text:p></draw:text-box></draw:frame></text:p>
      <text:p text:style-name="P137"/>
      <text:p text:style-name="P137"/>
      <text:p text:style-name="P144">Eğer wildcard kullanmak istersek, mesela file ile başlayan tüm dosyaları hedef klasörü altına kopyalamak gibi;</text:p>
      <text:p text:style-name="P144"/>
      <text:p text:style-name="P144"><draw:frame text:anchor-type="paragraph" draw:z-index="127" draw:name="Metin Çerçevesi 65" draw:style-name="gr3" draw:text-style-name="P214" svg:width="17.985cm" svg:height="1.033cm" svg:x="0.076cm" svg:y="0.055cm"><draw:text-box><text:p text:style-name="P213"><text:span text:style-name="T116">cp file* hedef/</text:span></text:p></draw:text-box></draw:frame></text:p>
      <text:p text:style-name="P137"/>
      <text:p text:style-name="P137"/>
      <text:p text:style-name="P145"/>
      <text:p text:style-name="P145"/>
      <text:p text:style-name="P145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3" draw:text-style-name="P214" svg:width="17.985cm" svg:height="1.033cm" svg:x="0.076cm" svg:y="0.055cm"><draw:text-box><text:p text:style-name="P213"><text:span text:style-name="T116">mkdir -p folder1/folder2</text:span></text:p></draw:text-box></draw:frame></text:p>
      <text:p text:style-name="P137"/>
      <text:p text:style-name="P137"/>
      <text:p text:style-name="P146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3" draw:text-style-name="P214" svg:width="17.985cm" svg:height="1.033cm" svg:x="0.076cm" svg:y="0.055cm"><draw:text-box><text:p text:style-name="P213"><text:span text:style-name="T116">mkdir -p folder1/folder2</text:span><text:span text:style-name="T116"><text:line-break/></text:span><text:span text:style-name="T116">touch folder1/folder2/file5.txt</text:span></text:p></draw:text-box></draw:frame></text:p>
      <text:p text:style-name="P137"/>
      <text:p text:style-name="P137"/>
      <text:p text:style-name="P147">Eğer ki <text:span text:style-name="T11">folder1</text:span> klasörünü <text:span text:style-name="T11">hedef</text:span> klasörü içine taşımak istersek <text:span text:style-name="T93">aşağıdaki komutu kullanırız. Ancak burada bir hata alırız.</text:span></text:p>
      <text:p text:style-name="P147"/>
      <text:p text:style-name="P147"><draw:frame text:anchor-type="paragraph" draw:z-index="130" draw:name="Metin Çerçevesi 68" draw:style-name="gr3" draw:text-style-name="P214" svg:width="17.985cm" svg:height="1.033cm" svg:x="0.076cm" svg:y="0.055cm"><draw:text-box><text:p text:style-name="P213"><text:span text:style-name="T116">cp folder1 hedef/</text:span></text:p></draw:text-box></draw:frame></text:p>
      <text:p text:style-name="P137"/>
      <text:p text:style-name="P137"><draw:frame draw:style-name="fr1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48">Burada recursive (-r option) kullanılmalı.</text:p>
      <text:p text:style-name="P148"/>
      <text:p text:style-name="P148"/>
      <text:p text:style-name="P148"><draw:frame text:anchor-type="paragraph" draw:z-index="132" draw:name="Metin Çerçevesi 69" draw:style-name="gr3" draw:text-style-name="P214" svg:width="17.985cm" svg:height="1.033cm" svg:x="0.076cm" svg:y="0.055cm"><draw:text-box><text:p text:style-name="P213"><text:span text:style-name="T116">cp -r folder1 hedef/</text:span></text:p></draw:text-box></draw:frame><text:soft-page-break/></text:p>
      <text:p text:style-name="P137"/>
      <text:p text:style-name="P137"/>
      <text:p text:style-name="P149">Bu opsiyonu kullandık çünkü tekrarlamalı bir işlem var burada.</text:p>
      <text:p text:style-name="P149"/>
      <text:p text:style-name="P149"/>
      <text:p text:style-name="P182">Taşıma ve Yeniden Adlandırma</text:p>
      <text:p text:style-name="P182"/>
      <text:p text:style-name="P151">Taşıma işlemi için “<text:span text:style-name="T11">mv</text:span>” komutu kullanılır.</text:p>
      <text:p text:style-name="P182"/>
      <text:p text:style-name="P182"><draw:frame text:anchor-type="paragraph" draw:z-index="133" draw:name="Metin Çerçevesi 70" draw:style-name="gr3" draw:text-style-name="P214" svg:width="17.985cm" svg:height="1.033cm" svg:x="0.076cm" svg:y="0.055cm"><draw:text-box><text:p text:style-name="P213"><text:span text:style-name="T116">touch file1.txt</text:span></text:p><text:p text:style-name="P213"><text:span text:style-name="T116">mv file1.txt file_one.txt</text:span></text:p></draw:text-box></draw:frame></text:p>
      <text:p text:style-name="P182"/>
      <text:p text:style-name="P182"/>
      <text:p text:style-name="P152">Yukarı<text:span text:style-name="T94">daki komutlar çalıştırılırsa önce</text:span><text:span text:style-name="T27"> file1.txt</text:span><text:span text:style-name="T94"> dosyası oluştulur. Daha sonra ise aynı konumda</text:span><text:span text:style-name="T27"> file1.txt</text:span><text:span text:style-name="T94"> dosyası </text:span><text:span text:style-name="T27">file_one.txt</text:span><text:span text:style-name="T94"> ismiyle yer değişir. Yani </text:span><text:span text:style-name="T27">file1.txt</text:span><text:span text:style-name="T94"> dosyası silinip</text:span><text:span text:style-name="T27"> file_one.txt </text:span><text:span text:style-name="T94">dosyası onun yerine aynı şekilde oluşur.</text:span></text:p>
      <text:p text:style-name="P152"/>
      <text:p text:style-name="P153">Eğer ki bu <text:span text:style-name="T11">file_one.txt</text:span> dosyasını <text:span text:style-name="T11">Documents</text:span> klasörü altında taşımak istersek;</text:p>
      <text:p text:style-name="P153"/>
      <text:p text:style-name="P153"><draw:frame text:anchor-type="paragraph" draw:z-index="134" draw:name="Metin Çerçevesi 71" draw:style-name="gr3" draw:text-style-name="P214" svg:width="17.985cm" svg:height="1.033cm" svg:x="0.076cm" svg:y="0.055cm"><draw:text-box><text:p text:style-name="P213"><text:span text:style-name="T116">mv file_one.txt ~/Documents/</text:span></text:p></draw:text-box></draw:frame></text:p>
      <text:p text:style-name="P152"/>
      <text:p text:style-name="P152"/>
      <text:p text:style-name="P154"/>
      <text:p text:style-name="P154">Eğer bir dosyayı Documents konumuna farklı bir isimle taşımak istersek;</text:p>
      <text:p text:style-name="P154"/>
      <text:p text:style-name="P154"><draw:frame text:anchor-type="paragraph" draw:z-index="135" draw:name="Metin Çerçevesi 72" draw:style-name="gr1" draw:text-style-name="P214" svg:width="17.985cm" svg:height="0.825cm" svg:x="0.076cm" svg:y="0.055cm"><draw:text-box><text:p text:style-name="P213"><text:span text:style-name="T116">mv file_one.txt ~/Documents/file_two.txt</text:span></text:p></draw:text-box></draw:frame></text:p>
      <text:p text:style-name="P150"/>
      <text:p text:style-name="P150"/>
      <text:p text:style-name="P156">Şimdi bir senaryo üzerinden gidelim. </text:p>
      <text:p text:style-name="P156"><text:span text:style-name="T28">new_folder</text:span><text:span text:style-name="T95"> klasörü oluşturalım.</text:span></text:p>
      <text:p text:style-name="P156"><text:span text:style-name="T95">Bu klasörün altında </text:span><text:span text:style-name="T28">folder1</text:span><text:span text:style-name="T95"> isimli bir klasör daha oluşturalım.</text:span></text:p>
      <text:p text:style-name="P156"><text:span text:style-name="T28">Folder1</text:span><text:span text:style-name="T95"> klasörü içinde </text:span>10 adet <text:span text:style-name="T28">file</text:span><text:span text:style-name="T95"> ile başlayan</text:span> dosya oluşturalım </text:p>
      <text:p text:style-name="P156"/>
      <text:p text:style-name="P156">ve <text:span text:style-name="T95">bu </text:span><text:span text:style-name="T28">new_folder</text:span><text:span text:style-name="T95"> klasörünü</text:span> farklı <text:span text:style-name="T95">isimle</text:span> aynı yere kaydedelim.</text:p>
      <text:p text:style-name="P155"/>
      <text:p text:style-name="P155"><draw:frame text:anchor-type="paragraph" draw:z-index="136" draw:name="Metin Çerçevesi 73" draw:style-name="gr2" draw:text-style-name="P214" svg:width="17.985cm" svg:height="1.671cm" svg:x="0.076cm" svg:y="0.055cm"><draw:text-box><text:p text:style-name="P213"><text:span text:style-name="T116">mkdir -p new_folder/folder1</text:span></text:p><text:p text:style-name="P213"><text:span text:style-name="T116">touch new_folder/folder1/file{1..10}.txt</text:span></text:p><text:p text:style-name="P213"><text:span text:style-name="T116">mv new_folder/ new_folder_2</text:span></text:p></draw:text-box></draw:frame></text:p>
      <text:p text:style-name="P150"/>
      <text:p text:style-name="P150"/>
      <text:p text:style-name="P150"/>
      <text:p text:style-name="P150"/>
      <text:p text:style-name="P157">Yukarıda oluşturduğumuz bu new_folder_2 klasörünü de farklı bir yere taşımak istersek;</text:p>
      <text:p text:style-name="P157"/>
      <text:p text:style-name="P157"><draw:frame text:anchor-type="paragraph" draw:z-index="137" draw:name="Metin Çerçevesi 74" draw:style-name="gr1" draw:text-style-name="P214" svg:width="17.985cm" svg:height="0.825cm" svg:x="0.076cm" svg:y="0.055cm"><draw:text-box><text:p text:style-name="P213"><text:span text:style-name="T116">Mv new_folder_2 ~/Documents/</text:span></text:p></draw:text-box></draw:frame></text:p>
      <text:p text:style-name="P157"/>
      <text:p text:style-name="P157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83"><text:soft-page-break/>Nano Editor ile Dosya Düzenleme</text:p>
      <text:p text:style-name="P157"/>
      <text:p text:style-name="P159">Var olmayan bir <text:span text:style-name="T11">test.txt </text:span>dosyası için;</text:p>
      <text:p text:style-name="P159"/>
      <text:p text:style-name="P159"><draw:frame text:anchor-type="paragraph" draw:z-index="138" draw:name="Metin Çerçevesi 75" draw:style-name="gr1" draw:text-style-name="P214" svg:width="17.985cm" svg:height="0.825cm" svg:x="0.076cm" svg:y="0.055cm"><draw:text-box><text:p text:style-name="P213"><text:span text:style-name="T116">nano test.txt</text:span></text:p></draw:text-box></draw:frame></text:p>
      <text:p text:style-name="P159"/>
      <text:p text:style-name="P159"/>
      <text:p text:style-name="P159"><draw:frame draw:style-name="fr2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59"/>
      <text:p text:style-name="P160">Burada “^” <text:span text:style-name="T11">CTRL</text:span> anlamına gelmektedir.</text:p>
      <text:p text:style-name="P160"/>
      <text:p text:style-name="P160"><text:span text:style-name="T11">CTRL + G</text:span> ile Nano kullanımıyla ilgili bir manuel içerisine erişiriz.</text:p>
      <text:p text:style-name="P160"/>
      <text:p text:style-name="P161"><text:span text:style-name="T11">CTRL + O</text:span> için tıklamadan önce birşeyler yazalım.</text:p>
      <text:p text:style-name="P161"/>
      <text:p text:style-name="P161"><draw:frame draw:style-name="fr1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>Daha sonra <text:span text:style-name="T11">CTRL + O</text:span> tıklandığında panelin altında bu şekilde bir ibare çıkacaktır. Buradan enter tıklanırsa aynı dosya üzerine bu bilgiler yazılır.</text:p>
      <text:p text:style-name="P161"/>
      <text:p text:style-name="P161"><draw:frame draw:style-name="fr1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59"/>
      <text:p text:style-name="P167"><text:soft-page-break/>CTRL + R <text:span text:style-name="T96">ile</text:span> date.txt <text:span text:style-name="T96">isimli dosyadan okuma yapmak istersek;</text:span></text:p>
      <text:p text:style-name="P159"/>
      <text:p text:style-name="P159"><draw:frame draw:style-name="fr2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1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62"/>
      <text:p text:style-name="P163"><text:span text:style-name="T11">date.txt </text:span>içindeki tüm verileri ekrana aktarmış oluruz.</text:p>
      <text:p text:style-name="P163"/>
      <text:p text:style-name="P164">Eğer ekrandaki yazılan metinde arama yapmak istersek <text:span text:style-name="T11">CTRL + W</text:span> kullanılır. <text:span text:style-name="T101">Burada </text:span><text:span text:style-name="T29">ALT + C</text:span><text:span text:style-name="T101"> yaparsak Case-sensitive seçeneğini de aramaya eklemiş oluruz.</text:span></text:p>
      <text:p text:style-name="P164"/>
      <text:p text:style-name="P164"><draw:frame draw:style-name="fr2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64"/>
      <text:p text:style-name="P165">Replace işlemi için <text:span text:style-name="T11">CTRL + R</text:span> kullanılır.</text:p>
      <text:p text:style-name="P159"/>
      <text:p text:style-name="P166">Mesela nano ile python kodu yazmak istersek <text:span text:style-name="T102">uzantısını</text:span><text:span text:style-name="T30"> .py </text:span><text:span text:style-name="T102">yaparız.</text:span></text:p>
      <text:p text:style-name="P159"/>
      <text:p text:style-name="P159"><draw:frame text:anchor-type="paragraph" draw:z-index="145" draw:name="Metin Çerçevesi 76" draw:style-name="gr1" draw:text-style-name="P214" svg:width="17.985cm" svg:height="0.825cm" svg:x="0.076cm" svg:y="0.055cm"><draw:text-box><text:p text:style-name="P213"><text:span text:style-name="T116">nano test.py</text:span></text:p></draw:text-box></draw:frame></text:p>
      <text:p text:style-name="P159"/>
      <text:p text:style-name="P159"/>
      <text:p text:style-name="P159"/>
      <text:p text:style-name="P195">Nano editör içerisinde <text:span text:style-name="T11">CTRL + K</text:span> ile kesme işlemi yapabilir,<text:span text:style-name="T11"> </text:span><text:span text:style-name="T31">CTRL + U</text:span><text:span text:style-name="T103"> ile ise yapıştırma işlemi yapabiliriz.</text:span></text:p>
      <text:p text:style-name="P195"/>
      <text:p text:style-name="P196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96"/>
      <text:p text:style-name="P197">Mouse imlecimizin nerede kaldığını öğrenmek için ise <text:span text:style-name="T11">CTRL + C</text:span> kullanılabilir. Burada bize imlecimiz nerede kaldıysa orası hakkında bilgi verir. Aşağıdaki şekilde görebiliriz. <text:span text:style-name="T104">Bunu çok yoğun dosyalarda spesifik bir yeri başka birinin bulabilmesi için </text:span><text:span text:style-name="T105">kullanabiliriz</text:span><text:span text:style-name="T104">.</text:span></text:p>
      <text:p text:style-name="P197"><draw:frame draw:style-name="fr1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98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99"><text:soft-page-break/><text:span text:style-name="T11">Go To Line</text:span> özelliği ise <text:span text:style-name="T11">CTRL + / <text:s/></text:span>ile satır ve sütun bilgisi<text:span text:style-name="T106">ni</text:span> girerek o noktaya gidebiliriz.</text:p>
      <text:p text:style-name="P199"/>
      <text:p text:style-name="P208">M-U <text:span text:style-name="T107">(ALT + U)</text:span> <text:span text:style-name="T96">ile ise yaptığımız bir işlem için undo (geri alma) işlemi yapabiliri</text:span><text:span text:style-name="T97">z</text:span><text:span text:style-name="T96">. </text:span><text:span text:style-name="T99">Geri alınan işlemi tekrar yapmak</text:span><text:span text:style-name="T98"> istersek </text:span><text:span text:style-name="T107">M-</text:span><text:span text:style-name="T109">E</text:span><text:span text:style-name="T107"> </text:span><text:span text:style-name="T108">(ALT + </text:span><text:span text:style-name="T109">E</text:span><text:span text:style-name="T108">)</text:span><text:span text:style-name="T98"> kullanılır.</text:span></text:p>
      <text:p text:style-name="P208"><text:span text:style-name="T98"/></text:p>
      <text:p text:style-name="P209"><text:span text:style-name="T107">M-</text:span>A (ALT + A) <text:span text:style-name="T96">ile ise highlight işlemi uygulanır. </text:span><text:span text:style-name="T100">Mesela highlight edilen bu kısım </text:span><text:span text:style-name="T110">M-6 (ALT + 6) </text:span><text:span text:style-name="T100">ile kopyalanıp </text:span><text:span text:style-name="T110">CTRL + U</text:span><text:span text:style-name="T100"> ile yapıştırılabilir.</text:span></text:p>
      <text:p text:style-name="P209"><text:span text:style-name="T100"/></text:p>
      <text:p text:style-name="P209"><text:span text:style-name="T100"/></text:p>
      <text:p text:style-name="P212"><text:span text:style-name="T110">L</text:span>ocate Komutu</text:p>
      <text:p text:style-name="P209"><text:span text:style-name="T96"/></text:p>
      <text:p text:style-name="P210"><text:span text:style-name="T96">Sistem üzerinde yer alan dosyaları arama, dosyaların hangi klasör içerisinde bulunduğunu bulmamızı sağlar.</text:span></text:p>
      <text:p text:style-name="P210"><text:span text:style-name="T96"/></text:p>
      <text:p text:style-name="P211"><text:span text:style-name="T96">Eğer yüklü değilse ilk olarak </text:span>plocate<text:span text:style-name="T96"> paketini yüklüyoruz.</text:span></text:p>
      <text:p text:style-name="P211"><text:span text:style-name="T96"/></text:p>
      <text:p text:style-name="P211"><draw:frame text:anchor-type="paragraph" draw:z-index="147" draw:name="Metin Çerçevesi 77" draw:style-name="gr1" draw:text-style-name="P214" svg:width="17.985cm" svg:height="0.825cm" svg:x="0.076cm" svg:y="0.055cm"><draw:text-box><text:p text:style-name="P213"><text:span text:style-name="T116">sudo apt install plocate</text:span></text:p></draw:text-box></draw:frame><text:span text:style-name="T96"/></text:p>
      <text:p text:style-name="P209"><text:span text:style-name="T96"><text:s/></text:span></text:p>
      <text:p text:style-name="P159"/>
      <text:p text:style-name="P159"><draw:frame draw:style-name="fr2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200">İçerisinde “<text:span text:style-name="T11">fileA</text:span>” geçen dosyaları arattığımızda;</text:p>
      <text:p text:style-name="P200"/>
      <text:p text:style-name="P200"><draw:frame draw:style-name="fr1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200"/>
      <text:p text:style-name="P200"/>
      <text:p text:style-name="P200"/>
      <text:p text:style-name="P159"/>
      <text:p text:style-name="P201"><text:span text:style-name="T111">S</text:span>onu <text:span text:style-name="T11">.conf </text:span>uzantısı ile biten dosyaları getirmek istediğimiz;</text:p>
      <text:p text:style-name="P159"/>
      <text:p text:style-name="P159"><draw:frame text:anchor-type="paragraph" draw:z-index="150" draw:name="Metin Çerçevesi 78" draw:style-name="gr1" draw:text-style-name="P214" svg:width="17.985cm" svg:height="0.825cm" svg:x="0.076cm" svg:y="0.055cm"><draw:text-box><text:p text:style-name="P213"><text:span text:style-name="T116">locate *.conf</text:span></text:p></draw:text-box></draw:frame></text:p>
      <text:p text:style-name="P159"/>
      <text:p text:style-name="P159"/>
      <text:p text:style-name="P202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59"/>
      <text:p text:style-name="P202">Bu dosyada dosyaların konum bilgileri tutuluyor ve günlük güncelleniyor. Ama günlük güncellendiği için yeni eklenen bir şey <text:span text:style-name="T113">dosyayı bulmak </text:span><text:span text:style-name="T114">istediğimizde</text:span> sonraki günü mü beklememiz gerekiyor <text:span text:style-name="T112">hatalı almamak için</text:span>?</text:p>
      <text:p text:style-name="P202"/>
      <text:p text:style-name="P203"/>
      <text:p text:style-name="P203"/>
      <text:p text:style-name="P203"><text:soft-page-break/>Bunun önüne geçebilmek için<text:span text:style-name="T115"> bu dosya gün içinde silinmiş veya değişmiş mi yoksa hala mevcut mu kontrolü için</text:span> “-e” opsiyonu (exist) kullanılır;</text:p>
      <text:p text:style-name="P203"/>
      <text:p text:style-name="P203"><draw:frame text:anchor-type="paragraph" draw:z-index="151" draw:name="Metin Çerçevesi 79" draw:style-name="gr1" draw:text-style-name="P214" svg:width="17.985cm" svg:height="0.825cm" svg:x="0.076cm" svg:y="0.055cm"><draw:text-box><text:p text:style-name="P213"><text:span text:style-name="T116">locate -e *.conf</text:span></text:p></draw:text-box></draw:frame></text:p>
      <text:p text:style-name="P202"/>
      <text:p text:style-name="P202"/>
      <text:p text:style-name="P204">Ama hala yeni oluşan klasörü göremiyoruz. </text:p>
      <text:p text:style-name="P159"/>
      <text:p text:style-name="P205">Locate komutu kullanımında case-sensitive şekilde çalışıyor, bunun önüne geçebilmek için “-i” opsiyonu kullanılır.</text:p>
      <text:p text:style-name="P205"/>
      <text:p text:style-name="P205"><draw:frame text:anchor-type="paragraph" draw:z-index="152" draw:name="Metin Çerçevesi 80" draw:style-name="gr1" draw:text-style-name="P214" svg:width="17.985cm" svg:height="0.825cm" svg:x="0.076cm" svg:y="0.055cm"><draw:text-box><text:p text:style-name="P213"><text:span text:style-name="T116">locate -i *.CONF</text:span></text:p></draw:text-box></draw:frame></text:p>
      <text:p text:style-name="P205"/>
      <text:p text:style-name="P205"/>
      <text:p text:style-name="P206">Dosya sayısını limitlemek istersek “<text:span text:style-name="T11">--limit</text:span>” veya “<text:span text:style-name="T11">-l</text:span>” opsiyonu kullanırız.</text:p>
      <text:p text:style-name="P207">İlk 10 sonucu göstermek istersek;</text:p>
      <text:p text:style-name="P206"/>
      <text:p text:style-name="P206"><draw:frame text:anchor-type="paragraph" draw:z-index="153" draw:name="Metin Çerçevesi 81" draw:style-name="gr1" draw:text-style-name="P214" svg:width="17.985cm" svg:height="0.825cm" svg:x="0.076cm" svg:y="0.055cm"><draw:text-box><text:p text:style-name="P213"><text:span text:style-name="T116">locate –limit 10 *.conf</text:span></text:p></draw:text-box></draw:frame></text:p>
      <text:p text:style-name="P205"/>
      <text:p text:style-name="P205"/>
      <text:p text:style-name="P20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23T17:38:05.583000000</dc:date>
    <meta:editing-duration>PT12H45M41S</meta:editing-duration>
    <meta:editing-cycles>418</meta:editing-cycles>
    <meta:generator>LibreOffice/7.6.2.1$Windows_X86_64 LibreOffice_project/56f7684011345957bbf33a7ee678afaf4d2ba333</meta:generator>
    <meta:document-statistic meta:table-count="0" meta:image-count="73" meta:object-count="0" meta:page-count="29" meta:paragraph-count="262" meta:word-count="2582" meta:character-count="18477" meta:non-whitespace-character-count="16085"/>
  </office:meta>
</office:document-meta>
</file>